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6.969cm"/>
    </style:style>
    <style:style style:name="co8" style:family="table-column">
      <style:table-column-properties fo:break-before="auto" style:column-width="2.863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9.439cm"/>
    </style:style>
    <style:style style:name="co11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あなたを羨んでもいいです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をうらやんでもいいですか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憧れてもいいです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こがれてもいいですか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とめどないこの気持ちを抱きしめ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めどないこのきもちをだきしめ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終わらない時間を眠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わらないじかんをねむ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私は寂しさだけ知りまし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はさびしさだけしりまし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孤独だけを知りまし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どくだけをしりまし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伝えたいこの想いはいつまで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たえたいこのおもいはいつまで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切ない季節を越え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つないきせつをこえ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どこまで行ったっていい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こまでいったっていい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遠くまで連れて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おくまでつれて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呆れるくらい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きれるくらい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I wanna be with you.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I wanna be with you.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tell me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tell me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素直になれ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なおになれ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ふーんやけに念入りだね 化粧とか爪と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ふーんやけにねんいりだねめいくとかねいると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今年のシンサクなのなんかキライな香り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としのしんさくなのなんかきらいなかおり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派手な色選ぶね 帽子とかその服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はでないろえらぶねぼうしとかそのふく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今日もおよばれしたのちょっと調子に乗ってます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きょうもおよばれしたのちょっとちょうしにのってます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そんなこと聞いてない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んなこときいてない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いいからさっさと行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いからさっさとい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みじめな自分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みじめなじぶん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I wanna be with you.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I wanna be with you.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call me 素直になれ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call me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私だけを感じてくれます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だけをかんじてくれますか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6]-[.D25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言葉だけじゃ足りなく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とばだけじゃたりなく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7]-[.D26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静かなこの気持ちは届かな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しずかなこのきもちはとどかな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8]-[.D27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冷たい風に流れ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めたいかぜにながれ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9]-[.D28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0]-[.D29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どこまで行ったっていい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どこまでいったっていい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1]-[.D30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遠くまで連れてっ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おくまでつれてっ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2]-[.D31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このままずっ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のままずっと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3]-[.D32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もう一人なんて嫌だって言ったこと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もうひとりなんていやだっていったこと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4]-[.D33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忘れずに素直になろう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すれずにすなおになろう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5]-[.D34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あなたを羨んでもいいです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なたをうらやんでもいいですか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6]-[.D35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憧れてもいいですか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こがれてもいいですか?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7]-[.D36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とめどないこの気持ちを抱きしめ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めどないこのきもちをだきしめ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8]-[.D37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終わらない時間を眠る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わらないじかんをねむる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9]-[.D38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私は寂しさだけ知りまし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わたしはさびしさだけしりまし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0]-[.D39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孤独だけを知りまし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こどくだけをしりまし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1]-[.D40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伝えたいこの想いはいつまでも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たえたいこのおもいはいつまでも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2]-[.D41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切ない秋の空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せつないあきのそら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3]-[.D42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お互いの優越感に 縛られてすれ違っ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おたがいのゆうえつかんにしばられてすれちがっ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4]-[.D43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自分だけ一方的に 残された劣等感だけ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ぶんだけいっぽうてきにのこされたれっとうかんだけ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5]-[.D44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悲観してそんで妬んで 諦めて憧憬抱い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かんしてそんでねたんであきらめてとうけいだい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6]-[.D45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じれったくてやんなった関係 静寂と終焉のとき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じれったくてやんなったかんけいせいじゃくとしゅうえんのとき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7]-[.D46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人恋し神様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ひとこいしかみさま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8]-[.D47]" office:value-type="float" office:value="0">
            <text:p>0</text:p>
          </table:table-cell>
          <table:table-cell office:value-type="string">
            <text:p>&lt;/interval&gt;</text:p>
          </table:table-cell>
          <table:table-cell/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3P0" style:volatile="true" number:language="ja" number:country="JP">
      <number:text>¥</number:text>
      <number:number number:decimal-places="0" number:min-integer-digits="1" number:grouping="true"/>
    </number:number-style>
    <number:number-style style:name="N5123" number:language="ja" number:country="JP">
      <number:text>-¥</number:text>
      <number:number number:decimal-places="0" number:min-integer-digits="1" number:grouping="true"/>
      <style:map style:condition="value()&gt;=0" style:apply-style-name="N5123P0"/>
    </number:number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2" number:min-integer-digits="1" number:grouping="true"/>
    </number:number-style>
    <number:number-style style:name="N5125" number:language="ja" number:country="JP">
      <number:text>-¥</number:text>
      <number:number number:decimal-places="2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2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6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2011/10/10</text:date>, <text:time>14:05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0T13:14:00.42</meta:creation-date>
    <dc:date>2011-10-10T14:05:49.77</dc:date>
    <meta:editing-duration>PT36M37S</meta:editing-duration>
    <meta:editing-cycles>1</meta:editing-cycles>
    <meta:document-statistic meta:table-count="3" meta:cell-count="479" meta:object-count="0"/>
    <meta:generator>LibreOffice/3.3$Win32 LibreOffice_project/330m19$Build-202</meta:generator>
  </office:meta>
</office:document-meta>
</file>